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justify" style:justify-single-word="false"/>
      <style:text-properties officeooo:paragraph-rsid="0005248d"/>
    </style:style>
    <style:style style:name="P2" style:family="paragraph" style:parent-style-name="Preformatted_20_Text">
      <style:paragraph-properties fo:text-align="justify" style:justify-single-word="false"/>
      <style:text-properties officeooo:paragraph-rsid="0005f523"/>
    </style:style>
    <style:style style:name="P3" style:family="paragraph" style:parent-style-name="Preformatted_20_Text">
      <style:paragraph-properties fo:text-align="justify" style:justify-single-word="false"/>
      <style:text-properties officeooo:paragraph-rsid="0006eb94"/>
    </style:style>
    <style:style style:name="P4" style:family="paragraph" style:parent-style-name="Preformatted_20_Text">
      <style:paragraph-properties fo:text-align="justify" style:justify-single-word="false"/>
      <style:text-properties officeooo:paragraph-rsid="001051dc"/>
    </style:style>
    <style:style style:name="P5" style:family="paragraph" style:parent-style-name="Preformatted_20_Text">
      <style:paragraph-properties fo:text-align="justify" style:justify-single-word="false"/>
      <style:text-properties officeooo:paragraph-rsid="0009e1d1"/>
    </style:style>
    <style:style style:name="P6" style:family="paragraph" style:parent-style-name="Preformatted_20_Text">
      <style:paragraph-properties fo:text-align="justify" style:justify-single-word="false"/>
      <style:text-properties officeooo:paragraph-rsid="000c0292"/>
    </style:style>
    <style:style style:name="P7" style:family="paragraph" style:parent-style-name="Preformatted_20_Text">
      <style:paragraph-properties fo:text-align="justify" style:justify-single-word="false"/>
      <style:text-properties officeooo:rsid="000afe81" officeooo:paragraph-rsid="000afe81"/>
    </style:style>
    <style:style style:name="P8" style:family="paragraph" style:parent-style-name="Preformatted_20_Text">
      <style:paragraph-properties fo:text-align="justify" style:justify-single-word="false"/>
      <style:text-properties officeooo:rsid="000b76ed" officeooo:paragraph-rsid="000b76ed"/>
    </style:style>
    <style:style style:name="T1" style:family="text">
      <style:text-properties officeooo:rsid="0005248d"/>
    </style:style>
    <style:style style:name="T2" style:family="text">
      <style:text-properties style:text-position="super 58%" officeooo:rsid="0005f523"/>
    </style:style>
    <style:style style:name="T3" style:family="text">
      <style:text-properties officeooo:rsid="0005f523"/>
    </style:style>
    <style:style style:name="T4" style:family="text">
      <style:text-properties style:font-name="Liberation Mono" fo:font-size="10pt" officeooo:rsid="0005f523" style:font-name-asian="Noto Sans Mono CJK SC" style:font-size-asian="10pt" style:font-name-complex="Liberation Mono" style:font-size-complex="10pt"/>
    </style:style>
    <style:style style:name="T5" style:family="text">
      <style:text-properties style:font-name="Liberation Mono" fo:font-size="10pt" officeooo:rsid="0006eb94" style:font-name-asian="Noto Sans Mono CJK SC" style:font-size-asian="10pt" style:font-name-complex="Liberation Mono" style:font-size-complex="10pt"/>
    </style:style>
    <style:style style:name="T6" style:family="text">
      <style:text-properties style:font-name="Liberation Mono" fo:font-size="10pt" officeooo:rsid="00082408" style:font-name-asian="Noto Sans Mono CJK SC" style:font-size-asian="10pt" style:font-name-complex="Liberation Mono" style:font-size-complex="10pt"/>
    </style:style>
    <style:style style:name="T7" style:family="text">
      <style:text-properties style:font-name="Liberation Mono" fo:font-size="10pt" officeooo:rsid="000ab546" style:font-name-asian="Noto Sans Mono CJK SC" style:font-size-asian="10pt" style:font-name-complex="Liberation Mono" style:font-size-complex="10pt"/>
    </style:style>
    <style:style style:name="T8" style:family="text">
      <style:text-properties style:font-name="Liberation Mono" fo:font-size="10pt" officeooo:rsid="000f07a1" style:font-name-asian="Noto Sans Mono CJK SC" style:font-size-asian="10pt" style:font-name-complex="Liberation Mono" style:font-size-complex="10pt"/>
    </style:style>
    <style:style style:name="T9" style:family="text">
      <style:text-properties style:font-name="Liberation Mono" fo:font-size="10pt" officeooo:rsid="001051dc" style:font-name-asian="Noto Sans Mono CJK SC" style:font-size-asian="10pt" style:font-name-complex="Liberation Mono" style:font-size-complex="10pt"/>
    </style:style>
    <style:style style:name="T10" style:family="text">
      <style:text-properties style:font-name="Liberation Mono" fo:font-size="10pt" officeooo:rsid="0011c33d" style:font-name-asian="Noto Sans Mono CJK SC" style:font-size-asian="10pt" style:font-name-complex="Liberation Mono" style:font-size-complex="10pt"/>
    </style:style>
    <style:style style:name="T11" style:family="text">
      <style:text-properties style:font-name="Liberation Mono" fo:font-size="10pt" officeooo:rsid="001343d6" style:font-name-asian="Noto Sans Mono CJK SC" style:font-size-asian="10pt" style:font-name-complex="Liberation Mono" style:font-size-complex="10pt"/>
    </style:style>
    <style:style style:name="T12" style:family="text">
      <style:text-properties style:font-name="Liberation Mono" fo:font-size="10pt" officeooo:rsid="001ea9b2" style:font-name-asian="Noto Sans Mono CJK SC" style:font-size-asian="10pt" style:font-name-complex="Liberation Mono" style:font-size-complex="10pt"/>
    </style:style>
    <style:style style:name="T13" style:family="text">
      <style:text-properties style:font-name="Liberation Mono" fo:font-size="10pt" officeooo:rsid="001ee63c" style:font-name-asian="Noto Sans Mono CJK SC" style:font-size-asian="10pt" style:font-name-complex="Liberation Mono" style:font-size-complex="10pt"/>
    </style:style>
    <style:style style:name="T14" style:family="text">
      <style:text-properties officeooo:rsid="0006d52b"/>
    </style:style>
    <style:style style:name="T15" style:family="text">
      <style:text-properties officeooo:rsid="0006eb94"/>
    </style:style>
    <style:style style:name="T16" style:family="text">
      <style:text-properties officeooo:rsid="00082408"/>
    </style:style>
    <style:style style:name="T17" style:family="text">
      <style:text-properties officeooo:rsid="0009e1d1"/>
    </style:style>
    <style:style style:name="T18" style:family="text">
      <style:text-properties officeooo:rsid="000ab546"/>
    </style:style>
    <style:style style:name="T19" style:family="text">
      <style:text-properties officeooo:rsid="000ae318"/>
    </style:style>
    <style:style style:name="T20" style:family="text">
      <style:text-properties officeooo:rsid="000c0292"/>
    </style:style>
    <style:style style:name="T21" style:family="text">
      <style:text-properties officeooo:rsid="000c85e9"/>
    </style:style>
    <style:style style:name="T22" style:family="text">
      <style:text-properties officeooo:rsid="000f07a1"/>
    </style:style>
    <style:style style:name="T23" style:family="text">
      <style:text-properties officeooo:rsid="001051dc"/>
    </style:style>
    <style:style style:name="T24" style:family="text">
      <style:text-properties officeooo:rsid="000b76ed"/>
    </style:style>
    <style:style style:name="T25" style:family="text">
      <style:text-properties officeooo:rsid="0011c33d"/>
    </style:style>
    <style:style style:name="T26" style:family="text">
      <style:text-properties officeooo:rsid="001343d6"/>
    </style:style>
    <style:style style:name="T27" style:family="text">
      <style:text-properties officeooo:rsid="00138e41"/>
    </style:style>
    <style:style style:name="T28" style:family="text">
      <style:text-properties officeooo:rsid="001ea9b2"/>
    </style:style>
    <style:style style:name="T29" style:family="text">
      <style:text-properties officeooo:rsid="001ee63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0">This</text:span><text:span text:style-name="T4"> is a brief </text:span><text:span text:style-name="T12">over view</text:span><text:span text:style-name="T4"> of my</text:span><text:span text:style-name="T1"> second week </text:span><text:span text:style-name="T12">at</text:span><text:span text:style-name="T1"> university. </text:span><text:span text:style-name="T10">Last</text:span><text:span text:style-name="T1"> week was not exactly what I was expected </text:span><text:span text:style-name="T19">that </text:span><text:span text:style-name="T1">university life to be like. </text:span><text:span text:style-name="T28">But again this is my first time at university, </text:span><text:span text:style-name="T1">so I am not really </text:span><text:span text:style-name="T19">sure </text:span><text:span text:style-name="T1">what to compare </text:span><text:span text:style-name="T19">it </text:span><text:span text:style-name="T1">with. Learning everything only is nothing more than one of them online courses that you can take for £10 </text:span><text:span text:style-name="T19">from Udemy, </text:span><text:span text:style-name="T1">and I am not sure why I pay £900</text:span><text:span text:style-name="T25">0 for a university course that is </text:span><text:span text:style-name="T10">taught</text:span><text:span text:style-name="T25"> online!</text:span></text:p>
      <text:p text:style-name="P2"><text:span text:style-name="T3">On Monday 5</text:span><text:span text:style-name="T2">th</text:span><text:span text:style-name="T3"> of October, </text:span><text:span text:style-name="T22">one lecture </text:span><text:span text:style-name="T10">on</text:span><text:span text:style-name="T3"> 4C1018 module. Today Dr Herbert Daly talked about higher education. To be honest </text:span><text:span text:style-name="T22">I </text:span><text:span text:style-name="T3">did like the lecture and learned that universities can produce their own qualification, where as school</text:span><text:span text:style-name="T21">s</text:span><text:span text:style-name="T3"> have to follow some other outside qualification body. </text:span><text:span text:style-name="T14">On today’</text:span><text:span text:style-name="T22">s</text:span><text:span text:style-name="T14"> lecture also pointed out the difference between school education and university education. In school you regurgitate what you have been </text:span><text:span text:style-name="T11">taught</text:span><text:span text:style-name="T14"> to get your mark, where as in universities you have been directed to </text:span><text:span text:style-name="T8">the right</text:span><text:span text:style-name="T14"> direction and you have to go and do your research. One </text:span><text:span text:style-name="T26">of </text:span><text:span text:style-name="T14">the int</text:span><text:span text:style-name="T15">e</text:span><text:span text:style-name="T14">resting thing about today lecture was an article that the class was directed to read, </text:span><text:span text:style-name="T8">it was about mechanic institutes.</text:span><text:span text:style-name="T14"> This was an </text:span><text:span text:style-name="T15">i</text:span><text:span text:style-name="T14">nt</text:span><text:span text:style-name="T15">ere</text:span><text:span text:style-name="T14">sting reading </text:span><text:span text:style-name="T28">for me</text:span><text:span text:style-name="T14"> because I never heard of </text:span><text:span text:style-name="T5">mechanic</text:span><text:span text:style-name="T14"> institu</text:span><text:span text:style-name="T22">tes</text:span><text:span text:style-name="T14"> or I was ever been aware of. </text:span><text:span text:style-name="T26">M</text:span><text:span text:style-name="T14">echanic institut</text:span><text:span text:style-name="T22">es</text:span><text:span text:style-name="T14"> were very vital institutions in educating the public. </text:span><text:span text:style-name="T26">I think all the universities should be free for everyone to enter and learn, </text:span><text:span text:style-name="T29">after all if someone is educated they can make better decision in their life which can be good for them and for everyone else. “</text:span><text:span text:style-name="T13">With</text:span><text:span text:style-name="T29"> great power comes great responsibility” Uncle Ben Spider-man (2002).</text:span></text:p>
      <text:p text:style-name="P2"/>
      <text:p text:style-name="P3"><text:span text:style-name="T15">Tuesdays are my favourite days </text:span><text:span text:style-name="T22">of the week </text:span><text:span text:style-name="T15">now. On </text:span><text:span text:style-name="T6">Tuesdays</text:span><text:span text:style-name="T15"> I get a lecture on Programming and problem solving. Today's lecture was on data and expression in python. This lecture covered the operators, expression and data types in python, and at the end the</text:span><text:span text:style-name="T16">re</text:span><text:span text:style-name="T15"> was a program call ‘your place in </text:span><text:span text:style-name="T16">the</text:span><text:span text:style-name="T15"> universe and temperature conversion’, that I found it more interesting than the actual lecture itself. </text:span><text:span text:style-name="T16">The lecture was a repeat of what I already knew and fall sleep in the middle while watching! I have to say its very hard </text:span><text:span text:style-name="T26">to</text:span><text:span text:style-name="T16"> wake up early in the morning and stay motivated for an online lecture! </text:span></text:p>
      <text:p text:style-name="P4"><text:span text:style-name="T17">Thursday is the day I don’t look forward to at all. There is nothing to look forward for. On Thursdays there suppose to be a lecture on fundamental of computing. Watching a video that was recorded </text:span><text:span text:style-name="T7">two</text:span><text:span text:style-name="T17"> years ago in class is not what I was signed up for! The </text:span><text:span text:style-name="T9">videos</text:span><text:span text:style-name="T17"> are more than two hours long and in this two hours you have </text:span><text:span text:style-name="T18">to </text:span><text:span text:style-name="T17">stare at a power-point presentation. </text:span><text:span text:style-name="T23">It’s so boring that you wish that you never been born to this world!</text:span><text:span text:style-name="T17"> I think the power point was about number systems and how computers use binary numbers to communicate and store information/</text:span><text:span text:style-name="T27">data</text:span><text:span text:style-name="T17">. Binary number system is base two, where there is only 0 and 1 </text:span><text:span text:style-name="T7">to</text:span><text:span text:style-name="T17"> represent all the possibilities</text:span><text:span text:style-name="T23">(boolean algebra)</text:span><text:span text:style-name="T17">. </text:span><text:span text:style-name="T18">Octal is a number system base eight and the numbers in this system are 0 - 7. hexadecimal number system is base sixteen, and the most interesting one in my </text:span><text:span text:style-name="T7">opinion</text:span><text:span text:style-name="T18">. Its used in computing and programming to shorten the representation of quantity. Hexadecimal is used because it takes </text:span><text:span text:style-name="T9">less</text:span><text:span text:style-name="T18"> memory, space to represent the same thing in binary. </text:span><text:span text:style-name="T19">But again, don’t take my word for it, because I was sleep in the middle and don’t really know exactly what all this number systems there for!</text:span></text:p>
      <text:p text:style-name="P5"/>
      <text:p text:style-name="P7">On Fridays there is two work shops, one for introductory programming and problem solving, where Dr Jeffrey Ting went through the workshop problem sheet. I found this lecture interesting, because he write different code for the same problem than I have done. Its fun for me to compare my solution to his and see which one is fast and more efficient. The second part of the day is a workshop for fundamental of computing, my nightmare! Not that I don’t like the topic but how its organised. After all, how can you solve a problem i<text:span text:style-name="T27">f</text:span> you don’t understand the principle. That's all I have to say about that. </text:p>
      <text:p text:style-name="P7"/>
      <text:p text:style-name="P8">The challenging part of the week for me was to figure out how to install Java in windows, mac and Linux. I use all three operating systems and Java does not come as pre-installed with the system. Java is very different to python. I found very easy to understand python but Java is objected oriented programming language and I am still confused about how it works. </text:p>
      <text:p text:style-name="P6"><text:span text:style-name="T24">The </text:span><text:span text:style-name="T20">interesting</text:span><text:span text:style-name="T24"> part of this week was when I was doing the course work for introductory programming and problem solving. </text:span><text:span text:style-name="T20">This course </text:span><text:span text:style-name="T27">work </text:span><text:span text:style-name="T20">was a good challenge to test my understanding of this module. It was mostly about functions in python and how can you pass keyword or positional arguments to </text:span><text:span text:style-name="T9">a</text:span><text:span text:style-name="T20"> func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0-19T03:57:21.310481600</dc:date>
    <meta:editing-duration>PT20M6S</meta:editing-duration>
    <meta:editing-cycles>5</meta:editing-cycles>
    <meta:generator>LibreOffice/6.4.6.2$Linux_X86_64 LibreOffice_project/40$Build-2</meta:generator>
    <meta:document-statistic meta:table-count="0" meta:image-count="0" meta:object-count="0" meta:page-count="1" meta:paragraph-count="7" meta:word-count="824" meta:character-count="4622" meta:non-whitespace-character-count="3802"/>
  </office:meta>
</office:document-meta>
</file>